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B000001CCFE4F8A8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2.936cm" svg:x="1.6cm" svg:y="5.464cm">
          <draw:image xlink:href="Pictures/10000000000003AB000001CCFE4F8A87.png" xlink:type="simple" xlink:show="embed" xlink:actuate="onLoad">
            <text:p/>
          </draw:image>
        </draw:frame>
        <draw:frame draw:style-name="gr3" draw:layer="layout" svg:width="8.774cm" svg:height="1.843cm" svg:x="16cm" svg:y="6.157cm">
          <draw:text-box>
            <text:p><text:span text:style-name="T1">由於已知這棵子樹最大為</text:span><text:span text:style-name="T1">5</text:span><text:span text:style-name="T1">，</text:span></text:p>
            <text:p><text:span text:style-name="T1">因此後面都可以不用算了</text:span>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1T09:15:32.78</meta:creation-date>
    <dc:date>2014-07-01T09:27:22.08</dc:date>
    <meta:editing-duration>P0D</meta:editing-duration>
    <meta:editing-cycles>1</meta:editing-cycles>
    <meta:document-statistic meta:object-count="30"/>
    <meta:generator>LibreOffice/3.5$Windows_x86 LibreOffice_project/7122e39-92ed229-498d286-15e43b4-d70da21</meta:generator>
  </office:meta>
</office:document-meta>
</file>